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SCRIPTION</text:p>
      <text:p text:style-name="Standard"><text:s text:c="3"/>Protein Query-Translated Subject BLAST 2.14.0+</text:p>
      <text:p text:style-name="Standard"/>
      <text:p text:style-name="Standard">OPTIONAL ARGUMENTS</text:p>
      <text:p text:style-name="Standard"><text:s/>-h</text:p>
      <text:p text:style-name="Standard"><text:s text:c="3"/>Print USAGE and DESCRIPTION; <text:s/>ignore all other parameters</text:p>
      <text:p text:style-name="Standard"><text:s/>-help</text:p>
      <text:p text:style-name="Standard"><text:s text:c="3"/>Print USAGE, DESCRIPTION and ARGUMENTS; ignore all other parameters</text:p>
      <text:p text:style-name="Standard"><text:s/>-version</text:p>
      <text:p text:style-name="Standard"><text:s text:c="3"/>Print version number; <text:s/>ignore other arguments</text:p>
      <text:p text:style-name="Standard"/>
      <text:p text:style-name="Standard"><text:s/>*** Input query options</text:p>
      <text:p text:style-name="Standard"><text:s/>-query &lt;File_In&gt;</text:p>
      <text:p text:style-name="Standard"><text:s text:c="3"/>Input file name</text:p>
      <text:p text:style-name="Standard"><text:s text:c="3"/>Default = `-'</text:p>
      <text:p text:style-name="Standard"><text:s text:c="4"/>* Incompatible with: <text:s/>in_pssm</text:p>
      <text:p text:style-name="Standard"><text:s/>-query_loc &lt;String&gt;</text:p>
      <text:p text:style-name="Standard"><text:s text:c="3"/>Location on the query sequence in 1-based offsets (Format: start-stop)</text:p>
      <text:p text:style-name="Standard"><text:s text:c="4"/>* Incompatible with: <text:s/>in_pssm</text:p>
      <text:p text:style-name="Standard"/>
      <text:p text:style-name="Standard"><text:s/>*** General search options</text:p>
      <text:p text:style-name="Standard"><text:s/>-task &lt;String, Permissible values: 'tblastn' 'tblastn-fast' &gt;</text:p>
      <text:p text:style-name="Standard"><text:s text:c="3"/>Task to execute</text:p>
      <text:p text:style-name="Standard"><text:s text:c="3"/>Default = `tblastn'</text:p>
      <text:p text:style-name="Standard"><text:s/>-db &lt;String&gt;</text:p>
      <text:p text:style-name="Standard"><text:s text:c="3"/>BLAST database name</text:p>
      <text:p text:style-name="Standard"><text:s text:c="4"/>* Incompatible with: <text:s/>subject, subject_loc</text:p>
      <text:p text:style-name="Standard"><text:s/>-out &lt;File_Out, file name length &lt; 256&gt;</text:p>
      <text:p text:style-name="Standard"><text:s text:c="3"/>Output file name</text:p>
      <text:p text:style-name="Standard"><text:s text:c="3"/>Default = `-'</text:p>
      <text:p text:style-name="Standard"><text:s/>-evalue &lt;Real&gt;</text:p>
      <text:p text:style-name="Standard"><text:s text:c="3"/>Expectation value (E) threshold for saving hits. Default = 10</text:p>
      <text:p text:style-name="Standard"><text:s/>-word_size &lt;Integer, &gt;=2&gt;</text:p>
      <text:p text:style-name="Standard"><text:s text:c="3"/>Word size for wordfinder algorithm</text:p>
      <text:p text:style-name="Standard"><text:s/>-gapopen &lt;Integer&gt;</text:p>
      <text:p text:style-name="Standard"><text:s text:c="3"/>Cost to open a gap</text:p>
      <text:p text:style-name="Standard"><text:s/>-gapextend &lt;Integer&gt;</text:p>
      <text:p text:style-name="Standard"><text:s text:c="3"/>Cost to extend a gap</text:p>
      <text:p text:style-name="Standard"><text:s/>-db_gencode &lt;Integer, values between: 1-6, 9-16, 21-31, 33&gt;</text:p>
      <text:p text:style-name="Standard"><text:s text:c="3"/>Genetic code to use to translate database/subjects (see user manual for</text:p>
      <text:p text:style-name="Standard"><text:s text:c="3"/>details)</text:p>
      <text:p text:style-name="Standard"><text:s text:c="3"/>Default = `1'</text:p>
      <text:p text:style-name="Standard"><text:s/>-max_intron_length &lt;Integer, &gt;=0&gt;</text:p>
      <text:p text:style-name="Standard"><text:s text:c="3"/>Length of the largest intron allowed in a translated nucleotide sequence</text:p>
      <text:p text:style-name="Standard"><text:s text:c="3"/>when linking multiple distinct alignments</text:p>
      <text:p text:style-name="Standard"><text:s text:c="3"/>Default = `0'</text:p>
      <text:p text:style-name="Standard"><text:s/>-matrix &lt;String&gt;</text:p>
      <text:p text:style-name="Standard"><text:s text:c="3"/>Scoring matrix name (normally BLOSUM62)</text:p>
      <text:p text:style-name="Standard"><text:s/>-threshold &lt;Real, &gt;=0&gt;</text:p>
      <text:p text:style-name="Standard"><text:s text:c="3"/>Minimum word score such that the word is added to the BLAST lookup table</text:p>
      <text:p text:style-name="Standard"><text:s/>-comp_based_stats &lt;String&gt;</text:p>
      <text:p text:style-name="Standard"><text:s text:c="3"/>Use composition-based statistics:</text:p>
      <text:p text:style-name="Standard"><text:soft-page-break/><text:s text:c="7"/>D or d: default (equivalent to 2 )</text:p>
      <text:p text:style-name="Standard"><text:s text:c="7"/>0 or F or f: No composition-based statistics</text:p>
      <text:p text:style-name="Standard"><text:s text:c="7"/>1: Composition-based statistics as in NAR 29:2994-3005, 2001</text:p>
      <text:p text:style-name="Standard"><text:s text:c="7"/>2 or T or t : Composition-based score adjustment as in Bioinformatics</text:p>
      <text:p text:style-name="Standard"><text:s text:c="3"/>21:902-911,</text:p>
      <text:p text:style-name="Standard"><text:s text:c="7"/>2005, conditioned on sequence properties</text:p>
      <text:p text:style-name="Standard"><text:s text:c="7"/>3: Composition-based score adjustment as in Bioinformatics 21:902-911,</text:p>
      <text:p text:style-name="Standard"><text:s text:c="7"/>2005, unconditionally</text:p>
      <text:p text:style-name="Standard"><text:s text:c="3"/>Default = `2'</text:p>
      <text:p text:style-name="Standard"/>
      <text:p text:style-name="Standard"><text:s/>*** BLAST-2-Sequences options</text:p>
      <text:p text:style-name="Standard"><text:s/>-subject &lt;File_In&gt;</text:p>
      <text:p text:style-name="Standard"><text:s text:c="3"/>Subject sequence(s) to search</text:p>
      <text:p text:style-name="Standard"><text:s text:c="4"/>* Incompatible with: <text:s/>db, gilist, seqidlist, negative_gilist,</text:p>
      <text:p text:style-name="Standard"><text:s text:c="3"/>negative_seqidlist, taxids, taxidlist, negative_taxids, negative_taxidlist,</text:p>
      <text:p text:style-name="Standard"><text:s text:c="3"/>db_soft_mask, db_hard_mask</text:p>
      <text:p text:style-name="Standard"><text:s/>-subject_loc &lt;String&gt;</text:p>
      <text:p text:style-name="Standard"><text:s text:c="3"/>Location on the subject sequence in 1-based offsets (Format: start-stop)</text:p>
      <text:p text:style-name="Standard"><text:s text:c="4"/>* Incompatible with: <text:s/>db, gilist, seqidlist, negative_gilist,</text:p>
      <text:p text:style-name="Standard"><text:s text:c="3"/>negative_seqidlist, taxids, taxidlist, negative_taxids, negative_taxidlist,</text:p>
      <text:p text:style-name="Standard"><text:s text:c="3"/>db_soft_mask, db_hard_mask, remote</text:p>
      <text:p text:style-name="Standard"/>
      <text:p text:style-name="Standard"><text:s/>*** Formatting options</text:p>
      <text:p text:style-name="Standard"><text:s/>-outfmt &lt;String&gt;</text:p>
      <text:p text:style-name="Standard"><text:s text:c="3"/>alignment view options:</text:p>
      <text:p text:style-name="Standard"><text:s text:c="5"/>0 = Pairwise,</text:p>
      <text:p text:style-name="Standard"><text:s text:c="5"/>1 = Query-anchored showing identities,</text:p>
      <text:p text:style-name="Standard"><text:s text:c="5"/>2 = Query-anchored no identities,</text:p>
      <text:p text:style-name="Standard"><text:s text:c="5"/>3 = Flat query-anchored showing identities,</text:p>
      <text:p text:style-name="Standard"><text:s text:c="5"/>4 = Flat query-anchored no identities,</text:p>
      <text:p text:style-name="Standard"><text:s text:c="5"/>5 = BLAST XML,</text:p>
      <text:p text:style-name="Standard"><text:s text:c="5"/>6 = Tabular,</text:p>
      <text:p text:style-name="Standard"><text:s text:c="5"/>7 = Tabular with comment lines,</text:p>
      <text:p text:style-name="Standard"><text:s text:c="5"/>8 = Seqalign (Text ASN.1),</text:p>
      <text:p text:style-name="Standard"><text:s text:c="5"/>9 = Seqalign (Binary ASN.1),</text:p>
      <text:p text:style-name="Standard"><text:s text:c="4"/>10 = Comma-separated values,</text:p>
      <text:p text:style-name="Standard"><text:s text:c="4"/>11 = BLAST archive (ASN.1),</text:p>
      <text:p text:style-name="Standard"><text:s text:c="4"/>12 = Seqalign (JSON),</text:p>
      <text:p text:style-name="Standard"><text:s text:c="4"/>13 = Multiple-file BLAST JSON,</text:p>
      <text:p text:style-name="Standard"><text:s text:c="4"/>14 = Multiple-file BLAST XML2,</text:p>
      <text:p text:style-name="Standard"><text:s text:c="4"/>15 = Single-file BLAST JSON,</text:p>
      <text:p text:style-name="Standard"><text:s text:c="4"/>16 = Single-file BLAST XML2,</text:p>
      <text:p text:style-name="Standard"><text:s text:c="4"/>18 = Organism Report</text:p>
      <text:p text:style-name="Standard"><text:s text:c="3"/></text:p>
      <text:p text:style-name="Standard"><text:s text:c="3"/>Options 6, 7 and 10 can be additionally configured to produce</text:p>
      <text:p text:style-name="Standard"><text:s text:c="3"/>a custom format specified by space delimited format specifiers,</text:p>
      <text:p text:style-name="Standard"><text:s text:c="3"/>or by a token specified by the delim keyword.</text:p>
      <text:p text:style-name="Standard"><text:s text:c="4"/>E.g.: "10 delim=@ qacc sacc score".</text:p>
      <text:p text:style-name="Standard"><text:s text:c="3"/>The delim keyword must appear after the numeric output format</text:p>
      <text:p text:style-name="Standard"><text:s text:c="3"/>specification.</text:p>
      <text:p text:style-name="Standard"><text:s text:c="3"/>The supported format specifiers are:</text:p>
      <text:p text:style-name="Standard"><text:s text:c="3"/><text:tab/> <text:s text:c="3"/>qseqid means Query Seq-id</text:p>
      <text:p text:style-name="Standard"><text:soft-page-break/><text:s text:c="3"/><text:tab/> <text:s text:c="6"/>qgi means Query GI</text:p>
      <text:p text:style-name="Standard"><text:s text:c="3"/><text:tab/> <text:s text:c="5"/>qacc means Query accesion</text:p>
      <text:p text:style-name="Standard"><text:s text:c="3"/><text:tab/> <text:s text:c="2"/>qaccver means Query accesion.version</text:p>
      <text:p text:style-name="Standard"><text:s text:c="3"/><text:tab/> <text:s text:c="5"/>qlen means Query sequence length</text:p>
      <text:p text:style-name="Standard"><text:s text:c="3"/><text:tab/> <text:s text:c="3"/>sseqid means Subject Seq-id</text:p>
      <text:p text:style-name="Standard"><text:s text:c="3"/><text:tab/> sallseqid means All subject Seq-id(s), separated by a ';'</text:p>
      <text:p text:style-name="Standard"><text:s text:c="3"/><text:tab/> <text:s text:c="6"/>sgi means Subject GI</text:p>
      <text:p text:style-name="Standard"><text:s text:c="3"/><text:tab/> <text:s text:c="3"/>sallgi means All subject GIs</text:p>
      <text:p text:style-name="Standard"><text:s text:c="3"/><text:tab/> <text:s text:c="5"/>sacc means Subject accession</text:p>
      <text:p text:style-name="Standard"><text:s text:c="3"/><text:tab/> <text:s text:c="2"/>saccver means Subject accession.version</text:p>
      <text:p text:style-name="Standard"><text:s text:c="3"/><text:tab/> <text:s text:c="2"/>sallacc means All subject accessions</text:p>
      <text:p text:style-name="Standard"><text:s text:c="3"/><text:tab/> <text:s text:c="5"/>slen means Subject sequence length</text:p>
      <text:p text:style-name="Standard"><text:s text:c="3"/><text:tab/> <text:s text:c="3"/>qstart means Start of alignment in query</text:p>
      <text:p text:style-name="Standard"><text:s text:c="3"/><text:tab/> <text:s text:c="5"/>qend means End of alignment in query</text:p>
      <text:p text:style-name="Standard"><text:s text:c="3"/><text:tab/> <text:s text:c="3"/>sstart means Start of alignment in subject</text:p>
      <text:p text:style-name="Standard"><text:s text:c="3"/><text:tab/> <text:s text:c="5"/>send means End of alignment in subject</text:p>
      <text:p text:style-name="Standard"><text:s text:c="3"/><text:tab/> <text:s text:c="5"/>qseq means Aligned part of query sequence</text:p>
      <text:p text:style-name="Standard"><text:s text:c="3"/><text:tab/> <text:s text:c="5"/>sseq means Aligned part of subject sequence</text:p>
      <text:p text:style-name="Standard"><text:s text:c="3"/><text:tab/> <text:s text:c="3"/>evalue means Expect value</text:p>
      <text:p text:style-name="Standard"><text:s text:c="3"/><text:tab/> <text:s/>bitscore means Bit score</text:p>
      <text:p text:style-name="Standard"><text:s text:c="3"/><text:tab/> <text:s text:c="4"/>score means Raw score</text:p>
      <text:p text:style-name="Standard"><text:s text:c="3"/><text:tab/> <text:s text:c="3"/>length means Alignment length</text:p>
      <text:p text:style-name="Standard"><text:s text:c="3"/><text:tab/> <text:s text:c="3"/>pident means Percentage of identical matches</text:p>
      <text:p text:style-name="Standard"><text:s text:c="3"/><text:tab/> <text:s text:c="3"/>nident means Number of identical matches</text:p>
      <text:p text:style-name="Standard"><text:s text:c="3"/><text:tab/> <text:s/>mismatch means Number of mismatches</text:p>
      <text:p text:style-name="Standard"><text:s text:c="3"/><text:tab/> <text:s/>positive means Number of positive-scoring matches</text:p>
      <text:p text:style-name="Standard"><text:s text:c="3"/><text:tab/> <text:s text:c="2"/>gapopen means Number of gap openings</text:p>
      <text:p text:style-name="Standard"><text:s text:c="3"/><text:tab/> <text:s text:c="5"/>gaps means Total number of gaps</text:p>
      <text:p text:style-name="Standard"><text:s text:c="3"/><text:tab/> <text:s text:c="5"/>ppos means Percentage of positive-scoring matches</text:p>
      <text:p text:style-name="Standard"><text:s text:c="3"/><text:tab/> <text:s text:c="3"/>frames means Query and subject frames separated by a '/'</text:p>
      <text:p text:style-name="Standard"><text:s text:c="3"/><text:tab/> <text:s text:c="3"/>qframe means Query frame</text:p>
      <text:p text:style-name="Standard"><text:s text:c="3"/><text:tab/> <text:s text:c="3"/>sframe means Subject frame</text:p>
      <text:p text:style-name="Standard"><text:s text:c="3"/><text:tab/> <text:s text:c="5"/>btop means Blast traceback operations (BTOP)</text:p>
      <text:p text:style-name="Standard"><text:s text:c="3"/><text:tab/> <text:s text:c="3"/>staxid means Subject Taxonomy ID</text:p>
      <text:p text:style-name="Standard"><text:s text:c="3"/><text:tab/> <text:s/>ssciname means Subject Scientific Name</text:p>
      <text:p text:style-name="Standard"><text:s text:c="3"/><text:tab/> <text:s/>scomname means Subject Common Name</text:p>
      <text:p text:style-name="Standard"><text:s text:c="3"/><text:tab/>sblastname means Subject Blast Name</text:p>
      <text:p text:style-name="Standard"><text:s text:c="3"/><text:tab/> sskingdom means Subject Super Kingdom</text:p>
      <text:p text:style-name="Standard"><text:s text:c="3"/><text:tab/> <text:s text:c="2"/>staxids means unique Subject Taxonomy ID(s), separated by a ';'</text:p>
      <text:p text:style-name="Standard"><text:s text:c="3"/><text:tab/><text:tab/><text:tab/> (in numerical order)</text:p>
      <text:p text:style-name="Standard"><text:s text:c="3"/><text:tab/> sscinames means unique Subject Scientific Name(s), separated by a ';'</text:p>
      <text:p text:style-name="Standard"><text:s text:c="3"/><text:tab/> scomnames means unique Subject Common Name(s), separated by a ';'</text:p>
      <text:p text:style-name="Standard"><text:s text:c="3"/><text:tab/>sblastnames means unique Subject Blast Name(s), separated by a ';'</text:p>
      <text:p text:style-name="Standard"><text:s text:c="3"/><text:tab/><text:tab/><text:tab/> (in alphabetical order)</text:p>
      <text:p text:style-name="Standard"><text:s text:c="3"/><text:tab/>sskingdoms means unique Subject Super Kingdom(s), separated by a ';'</text:p>
      <text:p text:style-name="Standard"><text:s text:c="3"/><text:tab/><text:tab/><text:tab/> (in alphabetical order) </text:p>
      <text:p text:style-name="Standard"><text:s text:c="3"/><text:tab/> <text:s text:c="3"/>stitle means Subject Title</text:p>
      <text:p text:style-name="Standard"><text:s text:c="3"/><text:tab/>salltitles means All Subject Title(s), separated by a '&lt;&gt;'</text:p>
      <text:p text:style-name="Standard"><text:s text:c="3"/><text:tab/> <text:s text:c="2"/>sstrand means Subject Strand</text:p>
      <text:p text:style-name="Standard"><text:s text:c="3"/><text:tab/> <text:s text:c="4"/>qcovs means Query Coverage Per Subject</text:p>
      <text:p text:style-name="Standard"><text:s text:c="3"/><text:tab/> <text:s text:c="2"/>qcovhsp means Query Coverage Per HSP</text:p>
      <text:p text:style-name="Standard"><text:s text:c="3"/><text:tab/> <text:s text:c="3"/>qcovus means Query Coverage Per Unique Subject (blastn only)</text:p>
      <text:p text:style-name="Standard"><text:soft-page-break/><text:s text:c="3"/>When not provided, the default value is:</text:p>
      <text:p text:style-name="Standard"><text:s text:c="3"/>'qaccver saccver pident length mismatch gapopen qstart qend sstart send</text:p>
      <text:p text:style-name="Standard"><text:s text:c="3"/>evalue bitscore', which is equivalent to the keyword 'std'</text:p>
      <text:p text:style-name="Standard"><text:s text:c="3"/>Default = `0'</text:p>
      <text:p text:style-name="Standard"><text:s/>-show_gis</text:p>
      <text:p text:style-name="Standard"><text:s text:c="3"/>Show NCBI GIs in deflines?</text:p>
      <text:p text:style-name="Standard"><text:s/>-num_descriptions &lt;Integer, &gt;=0&gt;</text:p>
      <text:p text:style-name="Standard"><text:s text:c="3"/>Number of database sequences to show one-line descriptions for</text:p>
      <text:p text:style-name="Standard"><text:s text:c="3"/>Not applicable for outfmt &gt; 4</text:p>
      <text:p text:style-name="Standard"><text:s text:c="3"/>Default = `500'</text:p>
      <text:p text:style-name="Standard"><text:s text:c="4"/>* Incompatible with: <text:s/>max_target_seqs</text:p>
      <text:p text:style-name="Standard"><text:s/>-num_alignments &lt;Integer, &gt;=0&gt;</text:p>
      <text:p text:style-name="Standard"><text:s text:c="3"/>Number of database sequences to show alignments for</text:p>
      <text:p text:style-name="Standard"><text:s text:c="3"/>Default = `250'</text:p>
      <text:p text:style-name="Standard"><text:s text:c="4"/>* Incompatible with: <text:s/>max_target_seqs</text:p>
      <text:p text:style-name="Standard"><text:s/>-line_length &lt;Integer, &gt;=1&gt;</text:p>
      <text:p text:style-name="Standard"><text:s text:c="3"/>Line length for formatting alignments</text:p>
      <text:p text:style-name="Standard"><text:s text:c="3"/>Not applicable for outfmt &gt; 4</text:p>
      <text:p text:style-name="Standard"><text:s text:c="3"/>Default = `60'</text:p>
      <text:p text:style-name="Standard"><text:s/>-html</text:p>
      <text:p text:style-name="Standard"><text:s text:c="3"/>Produce HTML output?</text:p>
      <text:p text:style-name="Standard"><text:s/>-sorthits &lt;Integer, (&gt;=0 and =&lt;4)&gt;</text:p>
      <text:p text:style-name="Standard"><text:s text:c="3"/>Sorting option for hits:</text:p>
      <text:p text:style-name="Standard"><text:s text:c="3"/>alignment view options:</text:p>
      <text:p text:style-name="Standard"><text:s text:c="5"/>0 = Sort by evalue,</text:p>
      <text:p text:style-name="Standard"><text:s text:c="5"/>1 = Sort by bit score,</text:p>
      <text:p text:style-name="Standard"><text:s text:c="5"/>2 = Sort by total score,</text:p>
      <text:p text:style-name="Standard"><text:s text:c="5"/>3 = Sort by percent identity,</text:p>
      <text:p text:style-name="Standard"><text:s text:c="5"/>4 = Sort by query coverage</text:p>
      <text:p text:style-name="Standard"><text:s text:c="3"/>Not applicable for outfmt &gt; 4</text:p>
      <text:p text:style-name="Standard"><text:s/>-sorthsps &lt;Integer, (&gt;=0 and =&lt;4)&gt;</text:p>
      <text:p text:style-name="Standard"><text:s text:c="3"/>Sorting option for hps:</text:p>
      <text:p text:style-name="Standard"><text:s text:c="5"/>0 = Sort by hsp evalue,</text:p>
      <text:p text:style-name="Standard"><text:s text:c="5"/>1 = Sort by hsp score,</text:p>
      <text:p text:style-name="Standard"><text:s text:c="5"/>2 = Sort by hsp query start,</text:p>
      <text:p text:style-name="Standard"><text:s text:c="5"/>3 = Sort by hsp percent identity,</text:p>
      <text:p text:style-name="Standard"><text:s text:c="5"/>4 = Sort by hsp subject start</text:p>
      <text:p text:style-name="Standard"><text:s text:c="3"/>Not applicable for outfmt != 0</text:p>
      <text:p text:style-name="Standard"/>
      <text:p text:style-name="Standard"><text:s/>*** Query filtering options</text:p>
      <text:p text:style-name="Standard"><text:s/>-seg &lt;String&gt;</text:p>
      <text:p text:style-name="Standard"><text:s text:c="3"/>Filter query sequence with SEG (Format: 'yes', 'window locut hicut', or</text:p>
      <text:p text:style-name="Standard"><text:s text:c="3"/>'no' to disable)</text:p>
      <text:p text:style-name="Standard"><text:s text:c="3"/>Default = `12 2.2 2.5'</text:p>
      <text:p text:style-name="Standard"><text:s/>-soft_masking &lt;Boolean&gt;</text:p>
      <text:p text:style-name="Standard"><text:s text:c="3"/>Apply filtering locations as soft masks</text:p>
      <text:p text:style-name="Standard"><text:s text:c="3"/>Default = `false'</text:p>
      <text:p text:style-name="Standard"><text:s/>-lcase_masking</text:p>
      <text:p text:style-name="Standard"><text:s text:c="3"/>Use lower case filtering in query and subject sequence(s)?</text:p>
      <text:p text:style-name="Standard"/>
      <text:p text:style-name="Standard"><text:s/>*** Restrict search or results</text:p>
      <text:p text:style-name="Standard"><text:s/>-gilist &lt;String&gt;</text:p>
      <text:p text:style-name="Standard"><text:soft-page-break/><text:s text:c="3"/>Restrict search of database to list of GIs</text:p>
      <text:p text:style-name="Standard"><text:s text:c="4"/>* Incompatible with: <text:s/>seqidlist, taxids, taxidlist, negative_gilist,</text:p>
      <text:p text:style-name="Standard"><text:s text:c="3"/>negative_seqidlist, negative_taxids, negative_taxidlist, remote, subject,</text:p>
      <text:p text:style-name="Standard"><text:s text:c="3"/>subject_loc</text:p>
      <text:p text:style-name="Standard"><text:s/>-seqidlist &lt;String&gt;</text:p>
      <text:p text:style-name="Standard"><text:s text:c="3"/>Restrict search of database to list of SeqIDs</text:p>
      <text:p text:style-name="Standard"><text:s text:c="4"/>* Incompatible with: <text:s/>gilist, taxids, taxidlist, negative_gilist,</text:p>
      <text:p text:style-name="Standard"><text:s text:c="3"/>negative_seqidlist, negative_taxids, negative_taxidlist, remote, subject,</text:p>
      <text:p text:style-name="Standard"><text:s text:c="3"/>subject_loc</text:p>
      <text:p text:style-name="Standard"><text:s/>-negative_gilist &lt;String&gt;</text:p>
      <text:p text:style-name="Standard"><text:s text:c="3"/>Restrict search of database to everything except the specified GIs</text:p>
      <text:p text:style-name="Standard"><text:s text:c="4"/>* Incompatible with: <text:s/>gilist, seqidlist, taxids, taxidlist,</text:p>
      <text:p text:style-name="Standard"><text:s text:c="3"/>negative_seqidlist, negative_taxids, negative_taxidlist, remote, subject,</text:p>
      <text:p text:style-name="Standard"><text:s text:c="3"/>subject_loc</text:p>
      <text:p text:style-name="Standard"><text:s/>-negative_seqidlist &lt;String&gt;</text:p>
      <text:p text:style-name="Standard"><text:s text:c="3"/>Restrict search of database to everything except the specified SeqIDs</text:p>
      <text:p text:style-name="Standard"><text:s text:c="4"/>* Incompatible with: <text:s/>gilist, seqidlist, taxids, taxidlist,</text:p>
      <text:p text:style-name="Standard"><text:s text:c="3"/>negative_gilist, negative_taxids, negative_taxidlist, remote, subject,</text:p>
      <text:p text:style-name="Standard"><text:s text:c="3"/>subject_loc</text:p>
      <text:p text:style-name="Standard"><text:s/>-taxids &lt;String&gt;</text:p>
      <text:p text:style-name="Standard"><text:s text:c="3"/>Restrict search of database to include only the specified taxonomy IDs</text:p>
      <text:p text:style-name="Standard"><text:s text:c="3"/>(multiple IDs delimited by ',')</text:p>
      <text:p text:style-name="Standard"><text:s text:c="4"/>* Incompatible with: <text:s/>gilist, seqidlist, taxidlist, negative_gilist,</text:p>
      <text:p text:style-name="Standard"><text:s text:c="3"/>negative_seqidlist, negative_taxids, negative_taxidlist, remote, subject,</text:p>
      <text:p text:style-name="Standard"><text:s text:c="3"/>subject_loc</text:p>
      <text:p text:style-name="Standard"><text:s/>-negative_taxids &lt;String&gt;</text:p>
      <text:p text:style-name="Standard"><text:s text:c="3"/>Restrict search of database to everything except the specified taxonomy IDs</text:p>
      <text:p text:style-name="Standard"><text:s text:c="3"/>(multiple IDs delimited by ',')</text:p>
      <text:p text:style-name="Standard"><text:s text:c="4"/>* Incompatible with: <text:s/>gilist, seqidlist, taxids, taxidlist,</text:p>
      <text:p text:style-name="Standard"><text:s text:c="3"/>negative_gilist, negative_seqidlist, negative_taxidlist, remote, subject,</text:p>
      <text:p text:style-name="Standard"><text:s text:c="3"/>subject_loc</text:p>
      <text:p text:style-name="Standard"><text:s/>-taxidlist &lt;String&gt;</text:p>
      <text:p text:style-name="Standard"><text:s text:c="3"/>Restrict search of database to include only the specified taxonomy IDs</text:p>
      <text:p text:style-name="Standard"><text:s text:c="4"/>* Incompatible with: <text:s/>gilist, seqidlist, taxids, negative_gilist,</text:p>
      <text:p text:style-name="Standard"><text:s text:c="3"/>negative_seqidlist, negative_taxids, negative_taxidlist, remote, subject,</text:p>
      <text:p text:style-name="Standard"><text:s text:c="3"/>subject_loc</text:p>
      <text:p text:style-name="Standard"><text:s/>-negative_taxidlist &lt;String&gt;</text:p>
      <text:p text:style-name="Standard"><text:s text:c="3"/>Restrict search of database to everything except the specified taxonomy IDs</text:p>
      <text:p text:style-name="Standard"><text:s text:c="4"/>* Incompatible with: <text:s/>gilist, seqidlist, taxids, taxidlist,</text:p>
      <text:p text:style-name="Standard"><text:s text:c="3"/>negative_gilist, negative_seqidlist, negative_taxids, remote, subject,</text:p>
      <text:p text:style-name="Standard"><text:s text:c="3"/>subject_loc</text:p>
      <text:p text:style-name="Standard"><text:s/>-entrez_query &lt;String&gt;</text:p>
      <text:p text:style-name="Standard"><text:s text:c="3"/>Restrict search with the given Entrez query</text:p>
      <text:p text:style-name="Standard"><text:s text:c="4"/>* Requires: <text:s/>remote</text:p>
      <text:p text:style-name="Standard"><text:s/>-db_soft_mask &lt;String&gt;</text:p>
      <text:p text:style-name="Standard"><text:s text:c="3"/>Filtering algorithm ID to apply to the BLAST database as soft masking</text:p>
      <text:p text:style-name="Standard"><text:s text:c="4"/>* Incompatible with: <text:s/>db_hard_mask, subject, subject_loc</text:p>
      <text:p text:style-name="Standard"><text:s/>-db_hard_mask &lt;String&gt;</text:p>
      <text:p text:style-name="Standard"><text:s text:c="3"/>Filtering algorithm ID to apply to the BLAST database as hard masking</text:p>
      <text:p text:style-name="Standard"><text:s text:c="4"/>* Incompatible with: <text:s/>db_soft_mask, subject, subject_loc</text:p>
      <text:p text:style-name="Standard"><text:s/>-qcov_hsp_perc &lt;Real, 0..100&gt;</text:p>
      <text:p text:style-name="Standard"><text:s text:c="3"/>Percent query coverage per hsp</text:p>
      <text:p text:style-name="Standard"><text:soft-page-break/><text:s/>-max_hsps &lt;Integer, &gt;=1&gt;</text:p>
      <text:p text:style-name="Standard"><text:s text:c="3"/>Set maximum number of HSPs per subject sequence to save for each query</text:p>
      <text:p text:style-name="Standard"><text:s/>-culling_limit &lt;Integer, &gt;=0&gt;</text:p>
      <text:p text:style-name="Standard"><text:s text:c="3"/>If the query range of a hit is enveloped by that of at least this many</text:p>
      <text:p text:style-name="Standard"><text:s text:c="3"/>higher-scoring hits, delete the hit</text:p>
      <text:p text:style-name="Standard"><text:s text:c="4"/>* Incompatible with: <text:s/>best_hit_overhang, best_hit_score_edge</text:p>
      <text:p text:style-name="Standard"><text:s/>-best_hit_overhang &lt;Real, (&gt;0 and &lt;0.5)&gt;</text:p>
      <text:p text:style-name="Standard"><text:s text:c="3"/>Best Hit algorithm overhang value (recommended value: 0.1)</text:p>
      <text:p text:style-name="Standard"><text:s text:c="4"/>* Incompatible with: <text:s/>culling_limit</text:p>
      <text:p text:style-name="Standard"><text:s/>-best_hit_score_edge &lt;Real, (&gt;0 and &lt;0.5)&gt;</text:p>
      <text:p text:style-name="Standard"><text:s text:c="3"/>Best Hit algorithm score edge value (recommended value: 0.1)</text:p>
      <text:p text:style-name="Standard"><text:s text:c="4"/>* Incompatible with: <text:s/>culling_limit</text:p>
      <text:p text:style-name="Standard"><text:s/>-subject_besthit</text:p>
      <text:p text:style-name="Standard"><text:s text:c="3"/>Turn on best hit per subject sequence</text:p>
      <text:p text:style-name="Standard"><text:s/>-max_target_seqs &lt;Integer, &gt;=1&gt;</text:p>
      <text:p text:style-name="Standard"><text:s text:c="3"/>Maximum number of aligned sequences to keep </text:p>
      <text:p text:style-name="Standard"><text:s text:c="3"/>(value of 5 or more is recommended)</text:p>
      <text:p text:style-name="Standard"><text:s text:c="3"/>Default = `500'</text:p>
      <text:p text:style-name="Standard"><text:s text:c="4"/>* Incompatible with: <text:s/>num_descriptions, num_alignments</text:p>
      <text:p text:style-name="Standard"/>
      <text:p text:style-name="Standard"><text:s/>*** Statistical options</text:p>
      <text:p text:style-name="Standard"><text:s/>-dbsize &lt;Int8&gt;</text:p>
      <text:p text:style-name="Standard"><text:s text:c="3"/>Effective length of the database </text:p>
      <text:p text:style-name="Standard"><text:s/>-searchsp &lt;Int8, &gt;=0&gt;</text:p>
      <text:p text:style-name="Standard"><text:s text:c="3"/>Effective length of the search space</text:p>
      <text:p text:style-name="Standard"><text:s/>-sum_stats &lt;Boolean&gt;</text:p>
      <text:p text:style-name="Standard"><text:s text:c="3"/>Use sum statistics</text:p>
      <text:p text:style-name="Standard"/>
      <text:p text:style-name="Standard"><text:s/>*** Search strategy options</text:p>
      <text:p text:style-name="Standard"><text:s/>-import_search_strategy &lt;File_In&gt;</text:p>
      <text:p text:style-name="Standard"><text:s text:c="3"/>Search strategy to use</text:p>
      <text:p text:style-name="Standard"><text:s text:c="4"/>* Incompatible with: <text:s/>export_search_strategy</text:p>
      <text:p text:style-name="Standard"><text:s/>-export_search_strategy &lt;File_Out&gt;</text:p>
      <text:p text:style-name="Standard"><text:s text:c="3"/>File name to record the search strategy used</text:p>
      <text:p text:style-name="Standard"><text:s text:c="4"/>* Incompatible with: <text:s/>import_search_strategy</text:p>
      <text:p text:style-name="Standard"/>
      <text:p text:style-name="Standard"><text:s/>*** Extension options</text:p>
      <text:p text:style-name="Standard"><text:s/>-xdrop_ungap &lt;Real&gt;</text:p>
      <text:p text:style-name="Standard"><text:s text:c="3"/>X-dropoff value (in bits) for ungapped extensions</text:p>
      <text:p text:style-name="Standard"><text:s/>-xdrop_gap &lt;Real&gt;</text:p>
      <text:p text:style-name="Standard"><text:s text:c="3"/>X-dropoff value (in bits) for preliminary gapped extensions</text:p>
      <text:p text:style-name="Standard"><text:s/>-xdrop_gap_final &lt;Real&gt;</text:p>
      <text:p text:style-name="Standard"><text:s text:c="3"/>X-dropoff value (in bits) for final gapped alignment</text:p>
      <text:p text:style-name="Standard"><text:s/>-ungapped</text:p>
      <text:p text:style-name="Standard"><text:s text:c="3"/>Perform ungapped alignment only?</text:p>
      <text:p text:style-name="Standard"><text:s/>-window_size &lt;Integer, &gt;=0&gt;</text:p>
      <text:p text:style-name="Standard"><text:s text:c="3"/>Multiple hits window size, use 0 to specify 1-hit algorithm</text:p>
      <text:p text:style-name="Standard"/>
      <text:p text:style-name="Standard"><text:s/>*** Miscellaneous options</text:p>
      <text:p text:style-name="Standard"><text:s/>-parse_deflines</text:p>
      <text:p text:style-name="Standard"><text:s text:c="3"/>Should the query and subject defline(s) be parsed?</text:p>
      <text:p text:style-name="Standard"><text:s/>-num_threads &lt;Integer, &gt;=1&gt;</text:p>
      <text:p text:style-name="Standard"><text:soft-page-break/><text:s text:c="3"/>Number of threads (CPUs) to use in the BLAST search</text:p>
      <text:p text:style-name="Standard"><text:s text:c="3"/>Default = `1'</text:p>
      <text:p text:style-name="Standard"><text:s text:c="4"/>* Incompatible with: <text:s/>remote</text:p>
      <text:p text:style-name="Standard"><text:s/>-mt_mode &lt;Integer, (&gt;=0 and =&lt;1)&gt;</text:p>
      <text:p text:style-name="Standard"><text:s text:c="3"/>Multi-thread mode to use in BLAST search:</text:p>
      <text:p text:style-name="Standard"><text:s text:c="4"/>0 (auto) split by database </text:p>
      <text:p text:style-name="Standard"><text:s text:c="4"/>1 split by queries</text:p>
      <text:p text:style-name="Standard"><text:s text:c="3"/>Default = `0'</text:p>
      <text:p text:style-name="Standard"><text:s text:c="4"/>* Requires: <text:s/>num_threads</text:p>
      <text:p text:style-name="Standard"><text:s/>-remote</text:p>
      <text:p text:style-name="Standard"><text:s text:c="3"/>Execute search remotely?</text:p>
      <text:p text:style-name="Standard"><text:s text:c="4"/>* Incompatible with: <text:s/>gilist, seqidlist, taxids, taxidlist,</text:p>
      <text:p text:style-name="Standard"><text:s text:c="3"/>negative_gilist, negative_seqidlist, negative_taxids, negative_taxidlist,</text:p>
      <text:p text:style-name="Standard"><text:s text:c="3"/>subject_loc, num_threads, in_pssm</text:p>
      <text:p text:style-name="Standard"><text:s/>-use_sw_tback</text:p>
      <text:p text:style-name="Standard"><text:s text:c="3"/>Compute locally optimal Smith-Waterman alignments?</text:p>
      <text:p text:style-name="Standard"/>
      <text:p text:style-name="Standard"><text:s/>*** PSI-TBLASTN options</text:p>
      <text:p text:style-name="Standard"><text:s/>-in_pssm &lt;File_In&gt;</text:p>
      <text:p text:style-name="Standard"><text:s text:c="3"/>PSI-TBLASTN checkpoint file</text:p>
      <text:p text:style-name="Standard"><text:s text:c="4"/>* Incompatible with: <text:s/>remote, query, query_lo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20:41:56.300487255</meta:creation-date>
    <dc:date>2023-06-13T20:42:32.931777254</dc:date>
    <meta:editing-duration>PT37S</meta:editing-duration>
    <meta:editing-cycles>1</meta:editing-cycles>
    <meta:document-statistic meta:table-count="0" meta:image-count="0" meta:object-count="0" meta:page-count="7" meta:paragraph-count="321" meta:word-count="1596" meta:character-count="12451" meta:non-whitespace-character-count="9980"/>
    <meta:generator>LibreOffice/7.3.7.2$Linux_X86_64 LibreOffice_project/30$Build-2</meta:generator>
  </office:meta>
</office:document-meta>
</file>